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b53a" officeooo:paragraph-rsid="0010b53a"/>
    </style:style>
    <style:style style:name="P2" style:family="paragraph" style:parent-style-name="Text_20_body">
      <style:text-properties fo:font-style="normal" fo:font-weight="normal" officeooo:rsid="c41c1ca7" officeooo:paragraph-rsid="000d8591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normal" fo:font-weight="normal" officeooo:rsid="c404f7ea" officeooo:paragraph-rsid="000d8591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c4133930" officeooo:paragraph-rsid="000d8591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c427a0d7" officeooo:paragraph-rsid="000e9faf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c3e029c5" officeooo:paragraph-rsid="0010b53a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bold" officeooo:rsid="c450378b" officeooo:paragraph-rsid="0010b53a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officeooo:rsid="000d8591" officeooo:paragraph-rsid="000d8591"/>
    </style:style>
    <style:style style:name="P9" style:family="paragraph" style:parent-style-name="Table_20_Contents">
      <style:text-properties officeooo:rsid="000d8591" officeooo:paragraph-rsid="000e9faf"/>
    </style:style>
    <style:style style:name="P10" style:family="paragraph" style:parent-style-name="Table_20_Contents">
      <style:text-properties officeooo:rsid="000d8591" officeooo:paragraph-rsid="0010b53a"/>
    </style:style>
    <style:style style:name="P11" style:family="paragraph" style:parent-style-name="Table_20_Contents">
      <style:text-properties officeooo:rsid="000e9faf" officeooo:paragraph-rsid="000e9faf"/>
    </style:style>
    <style:style style:name="P12" style:family="paragraph" style:parent-style-name="Table_20_Contents">
      <style:text-properties officeooo:rsid="000fc35a" officeooo:paragraph-rsid="000fc35a"/>
    </style:style>
    <style:style style:name="P13" style:family="paragraph" style:parent-style-name="Table_20_Contents">
      <style:text-properties officeooo:rsid="0010b53a" officeooo:paragraph-rsid="0010b53a"/>
    </style:style>
    <style:style style:name="P14" style:family="paragraph" style:parent-style-name="Text_20_body">
      <style:text-properties fo:font-style="normal" fo:font-weight="normal" officeooo:rsid="c3dedaf8" officeooo:paragraph-rsid="000d8591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0d8591" officeooo:paragraph-rsid="000d8591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c450378b" officeooo:paragraph-rsid="0010b53a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c450378b" officeooo:paragraph-rsid="000fc35a" style:font-style-asian="normal" style:font-weight-asian="normal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c41fa00d"/>
    </style:style>
    <style:style style:name="T2" style:family="text">
      <style:text-properties officeooo:rsid="c4211f55"/>
    </style:style>
    <style:style style:name="T3" style:family="text">
      <style:text-properties officeooo:rsid="c432b60f"/>
    </style:style>
    <style:style style:name="T4" style:family="text">
      <style:text-properties officeooo:rsid="c4133930"/>
    </style:style>
    <style:style style:name="T5" style:family="text">
      <style:text-properties officeooo:rsid="c3dedaf8"/>
    </style:style>
    <style:style style:name="T6" style:family="text">
      <style:text-properties officeooo:rsid="c409bcc4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c450378b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0b53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Script name</text:p>
          </table:table-cell>
          <table:table-cell table:style-name="Table1.A1" office:value-type="string">
            <text:p text:style-name="P8">Sample run</text:p>
          </table:table-cell>
          <table:table-cell table:style-name="Table1.C1" office:value-type="string">
            <text:p text:style-name="P8">notes</text:p>
          </table:table-cell>
        </table:table-row>
        <table:table-row>
          <table:table-cell table:style-name="Table1.A2" office:value-type="string">
            <text:p text:style-name="P2">CommandLineCombinationOfDifferentCrossValRFClassifiers_29_05_2019_6.py</text:p>
          </table:table-cell>
          <table:table-cell table:style-name="Table1.A2" office:value-type="string">
            <text:p text:style-name="P2">python <text:span text:style-name="T1">/hpc/cog_bioinf/ridder/users/dstoker</text:span>/scripts/CommandLineCombinationOfDifferentCrossValRFClassifiers_29_05_2019_6.py <text:line-break/><text:span text:style-name="T2">/hpc/cog_bioinf/ridder/users/dstoker/OutputClassificationFakeVSRealLoops/</text:span> <text:span text:style-name="T2">/hpc/cog_bioinf/ridder/users/dstoker/inputFiles_FakeLoopsVersusRealloops_10_06_2019/finalFeatureDictionary_10_06_2019_FakeLoops_NoInBetween.pkl</text:span></text:p>
          </table:table-cell>
          <table:table-cell table:style-name="Table1.C2" office:value-type="string">
            <text:p text:style-name="P8">Need to source activate py36 (a python 3.6 environment)</text:p>
          </table:table-cell>
        </table:table-row>
        <table:table-row>
          <table:table-cell table:style-name="Table1.A2" office:value-type="string">
            <text:p text:style-name="P3">ScriptToOutputAListOfMissingRepeatsAndCrossValsToRerun.py</text:p>
          </table:table-cell>
          <table:table-cell table:style-name="Table1.A2" office:value-type="string">
            <text:p text:style-name="P3"><text:span text:style-name="T3">python </text:span>/hpc/cog_bioinf/ridder/users/dstoker/scripts/ScriptToOutputAListOfMissingRepeatsAndCrossValsToRerun.py <text:span text:style-name="T4">/hpc/cog_bioinf/ridder/users/dstoker/OutputClassificationFakeVSRealLoops</text:span></text:p>
          </table:table-cell>
          <table:table-cell table:style-name="Table1.C2" office:value-type="string">
            <text:p text:style-name="P8">Need to source activate py36 (a python 3.6 environment)</text:p>
          </table:table-cell>
        </table:table-row>
        <table:table-row>
          <table:table-cell table:style-name="Table1.A2" office:value-type="string">
            <text:p text:style-name="P14">WrapperScript_RandomForestTrainingHPC_28_05_2019.py</text:p>
          </table:table-cell>
          <table:table-cell table:style-name="Table1.A2" office:value-type="string">
            <text:p text:style-name="P3"><text:span text:style-name="T5">qsub -N WrapperRandomForestCalcOrgDataLoopSizeDistCorrected250010000together </text:span><office:annotation office:name="__Annotation__4952_409022401"><dc:creator>Unknown Author</dc:creator><dc:date>2019-07-26T13:36:05.140315667</dc:date><text:p text:style-name="P18"><text:span text:style-name="T13">Note that the run_script.sh I use everywhere specifically activates python 3.6</text:span></text:p></office:annotation><text:span text:style-name="T5">run_script.sh</text:span><office:annotation-end office:name="__Annotation__4952_409022401"/><text:span text:style-name="T5"> python WrapperScript_RandomForestTrainingHPC_28_05_2019.py ../finalFeatureDicts/finalFeatureDictionary_2019-04-08_editedToBringLoopSizeDistributionsCloser_4954loopsRemoved_08_06_2019.pkl ../train_test_splits/crossValRepIndicesFor_finalFeatureDictionary_2019-04-08_editedToBringLoopSizeDistributionsCloser_4954loopsRemoved_08_06_2019_2019-06-08.pkl <text:s/>/hpc/cog_bioinf/ridder/users/dst</text:span><text:soft-page-break/><text:span text:style-name="T5">oker/dataWithIntersect_loopSizeDistributionCorrected_08_06_2019/</text:span>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5">WrapperScript_RandomForestTrainingHPC_RerunningSpecificRepsAndCrossVals_14_06_2019.py</text:p>
          </table:table-cell>
          <table:table-cell table:style-name="Table1.A2" office:value-type="string">
            <text:p text:style-name="P4"><text:span text:style-name="T5">qsub -N WrapperRandomForestCalcFakeVsRealLoopsRERUN /hpc/cog_bioinf/ridder/users/dstoker/scripts/run_script.sh python /hpc/cog_bioinf/ridder/users/dstoker/scripts/WrapperScript_RandomForestTrainingHPC_RerunningSpecificRepsAndCrossVals_14_06_2019.py /hpc/cog_bioinf/ridder/users/dstoker/inputFiles_FakeLoopsVersusRealloops_10_06_2019/finalFeatureDictionary_10_06_2019_FakeLoops_NoInBetween.pkl /hpc/cog_bioinf/ridder/users/dstoker/train_test_splits/crossValRepIndicesFor_finalFeatureDictionary_10_06_2019_FakeLoops_NoInBetween_2019-06-10.pkl </text:span>/hpc/cog_bioinf/ridder/users/dstoker/OutputClassificationFakeVSRealLoops/ /hpc/cog_bioinf/ridder/users/dstoker/OutputClassificationFakeVSRealLoops/<text:span text:style-name="T6">repsAndCrossValsToRerun.csv</text:span></text:p>
          </table:table-cell>
          <table:table-cell table:style-name="Table1.C2" office:value-type="string">
            <text:p text:style-name="P8">Same as the normal wrapper script except for the addition of the .csv at the end.</text:p>
          </table:table-cell>
        </table:table-row>
        <table:table-row>
          <table:table-cell table:style-name="Table1.A2" office:value-type="string">
            <text:p text:style-name="P8">ProcessCalculatedFeatures4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8">Runs interactively <text:span text:style-name="T11">and locally</text:span>. Not command-line based.</text:p>
          </table:table-cell>
        </table:table-row>
        <table:table-row>
          <table:table-cell table:style-name="Table1.A2" office:value-type="string">
            <text:p text:style-name="P11">FunctionsToGetFeatures8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9">Runs interactively <text:span text:style-name="T11">and locally</text:span>. Not command-line based.</text:p>
          </table:table-cell>
        </table:table-row>
        <table:table-row>
          <table:table-cell table:style-name="Table1.A2" office:value-type="string">
            <text:p text:style-name="P11">LoadFiguresISaved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9">Runs interactively <text:span text:style-name="T11">and locally</text:span>. Not command-line based.</text:p>
          </table:table-cell>
        </table:table-row>
        <table:table-row>
          <table:table-cell table:style-name="Table1.A2" office:value-type="string">
            <text:p text:style-name="P16">GetCountsOfCTCFATF2HDGFInAnchors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3">Runs interactively and locally. Not command-line based.</text:p>
          </table:table-cell>
        </table:table-row>
        <table:table-row>
          <table:table-cell table:style-name="Table1.A2" office:value-type="string">
            <text:p text:style-name="P7"><text:span text:style-name="T10">GenerateFeatureData_WithoutInbetween_And_ForFakeUnpair</text:span><text:soft-page-break/><text:span text:style-name="T10">edAnchors.py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3">Runs interactively and locally. Not command-line based.</text:p>
          </table:table-cell>
        </table:table-row>
        <table:table-row>
          <table:table-cell table:style-name="Table1.A2" office:value-type="string">
            <text:p text:style-name="P16">CommandLineGeneratorOfTrainTestIndicesForRepeatedCrossValRunLocally_27_05_2019.py</text:p>
          </table:table-cell>
          <table:table-cell table:style-name="Table1.A2" office:value-type="string">
            <text:p text:style-name="P13">python <text:span text:style-name="T8">CommandLineGeneratorOfTrainTestIndicesForRepeatedCrossValRunLocally_27_05_2019.py <text:s text:c="6"/></text:span><text:span text:style-name="T7">/2TB-disk/Project/Geert Geeven loops data/Data/ScriptOutput/SavedFeatureDicts/finalFeatureDictionary_10_06_2019_FakeLoops_NoInBetween.pkl <text:line-break/>/2TB-disk/Project/Geert Geeven loops data/Data/ScriptOutput/FilesForHPCProcessing/TrainTestSetIndicesRandomForestRepeatedCrossVal_27_05_2019</text:span></text:p>
          </table:table-cell>
          <table:table-cell table:style-name="Table1.C2" office:value-type="string">
            <text:p text:style-name="P13">Needs source activate py36 (i.e. a python 3.6 environment, in this case made with conda). I used it locally. It is command-line based.</text:p>
          </table:table-cell>
        </table:table-row>
        <table:table-row>
          <table:table-cell table:style-name="Table1.A2" office:value-type="string">
            <text:p text:style-name="P5">WrapperScript_PerLoopCalculationsHPC_perBEDFILE.py</text:p>
          </table:table-cell>
          <table:table-cell table:style-name="Table1.A2" office:value-type="string">
            <text:p text:style-name="P5">qsub -N FakeLoopsWithInbetweenFeatureCalc /hpc/cog_bioinf/ridder/users/dstoker/scripts/run_script.sh python /hpc/cog_bioinf/ridder/users/dstoker/scripts/WrapperScript_PerLoopCalculationsHPC_perBEDFILE.py --inputFilesPath /hpc/cog_bioinf/ridder/users/dstoker/inputFilesForFeatureCalculationFakeLoopsVersusRealLoopsWithInbetween --outputFilesPath <text:s text:c="3"/>/hpc/cog_bioinf/ridder/users/dstoker/outputFeatureDictionaryForFeatureCalculationFakeLoopsVersusRealLoopsWithInbetween</text:p>
          </table:table-cell>
          <table:table-cell table:style-name="Table1.C2" office:value-type="string">
            <text:p text:style-name="P11">This specific run went awry because there is a bug in the code for making fake loops with inbetween data apparently, but the example of using the script stands.</text:p>
          </table:table-cell>
        </table:table-row>
        <table:table-row>
          <table:table-cell table:style-name="Table1.A2" office:value-type="string">
            <text:p text:style-name="P11">TrainRandomForestHPC_IndicesTrainTestInput_27_05_2019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1">Is called by the wrapper script via command-line and gets its arguments from that.</text:p>
          </table:table-cell>
        </table:table-row>
        <table:table-row>
          <table:table-cell table:style-name="Table1.A2" office:value-type="string">
            <text:p text:style-name="P11">featureCalcPerLoop_perBEDFILE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1">Is called by the wrapper script via command-line and gets its arguments from that.</text:p>
          </table:table-cell>
        </table:table-row>
        <table:table-row>
          <table:table-cell table:style-name="Table1.A2" office:value-type="string">
            <text:p text:style-name="P16">combineFeatureOutputHPC_04_04_nongzippedOutput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3">Is called by the wrapper script (<text:span text:style-name="T12">WrapperScript_PerLoopCalcu</text:span><text:soft-page-break/><text:span text:style-name="T12">lationsHPC_perBEDFILE.py</text:span><text:span text:style-name="T9">).</text:span></text:p>
          </table:table-cell>
        </table:table-row>
        <table:table-row>
          <table:table-cell table:style-name="Table1.A2" office:value-type="string">
            <text:p text:style-name="P16">TrainRandomForestHPC_IndicesTrainTestInput_04_06_2019_timingtest.py</text:p>
          </table:table-cell>
          <table:table-cell table:style-name="Table1.A2" office:value-type="string">
            <text:p text:style-name="P6">qsub -N WrapperRandomForestCalcOrgDataNoInBetweenTIMING run_script.sh python WrapperScript_RandomForestTrainingHPC_04_06_2019_timingtest.py <text:s/>../finalFeatureDicts/finalFeatureDictionary_2019-04-08_NoInBetween_28_05_2019.pkl ../train_test_splits/crossValRepIndicesFor_finalFeatureDictionary_2019-04-08_2019-05-28.pkl ../outputTimingRFTraining_04_06_2019/</text:p>
          </table:table-cell>
          <table:table-cell table:style-name="Table1.C2" office:value-type="string">
            <text:p text:style-name="P13">Doesn’t need to be run anymore, in principle jobs should get assigned enough time and cores now. If not, can be rerun.</text:p>
          </table:table-cell>
        </table:table-row>
        <table:table-row>
          <table:table-cell table:style-name="Table1.A2" office:value-type="string">
            <text:p text:style-name="P13">(Drosophila data) MachineLearningOnDrosophilaData6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0">Runs interactively <text:span text:style-name="T11">and locally</text:span>. Not command-line based.</text:p>
          </table:table-cell>
        </table:table-row>
        <table:table-row>
          <table:table-cell table:style-name="Table1.A2" office:value-type="string">
            <text:p text:style-name="P13">HiCProcessingUsinggcMapExploreFiles2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0">Runs interactively <text:span text:style-name="T11">and locally</text:span>. Not command-line based.</text:p>
          </table:table-cell>
        </table:table-row>
        <table:table-row>
          <table:table-cell table:style-name="Table1.A2" office:value-type="string">
            <text:p text:style-name="P13">ChIP-SeqProcessing3.p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10">Runs interactively <text:span text:style-name="T11">and locally</text:span>. Not command-line based.</text:p>
          </table:table-cell>
        </table:table-row>
      </table:table>
      <text:p text:style-name="Standard"/>
      <text:p text:style-name="P1">Scripts that are not mentioned here are old/deprecated, and have not been used for the final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3:26:55.526707347</meta:creation-date>
    <dc:date>2021-02-11T08:34:54.246000000</dc:date>
    <meta:editing-duration>PT45S</meta:editing-duration>
    <meta:editing-cycles>2</meta:editing-cycles>
    <meta:generator>LibreOffice/6.0.4.2$Windows_X86_64 LibreOffice_project/9b0d9b32d5dcda91d2f1a96dc04c645c450872bf</meta:generator>
    <meta:document-statistic meta:table-count="1" meta:image-count="0" meta:object-count="0" meta:page-count="4" meta:paragraph-count="57" meta:word-count="309" meta:character-count="5281" meta:non-whitespace-character-count="5018"/>
  </office:meta>
</office:document-meta>
</file>